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397b9" officeooo:paragraph-rsid="000397b9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397b9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4f637" officeooo:paragraph-rsid="0004f637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4f637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4f637"/>
    </style:style>
    <style:style style:name="P7" style:family="paragraph" style:parent-style-name="Standard">
      <style:text-properties officeooo:paragraph-rsid="0004f637"/>
    </style:style>
    <style:style style:name="P8" style:family="paragraph" style:parent-style-name="Standard">
      <style:paragraph-properties fo:break-before="page"/>
      <style:text-properties officeooo:paragraph-rsid="0004f637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5"><text:span text:style-name="T1">IO input and output (lighting control)</text:span></text:p>
      <text:p text:style-name="P6"><text:span text:style-name="T1"/></text:p>
      <text:p text:style-name="P6"><text:span text:style-name="T1">1. Requirements description:</text:span></text:p>
      <text:p text:style-name="P6"><text:span text:style-name="T1"/></text:p>
      <text:p text:style-name="P6"><text:span text:style-name="T1">JS: </text:span></text:p>
      <text:p text:style-name="P6"><text:span text:style-name="T1">H5 page initiates JS call, and initiates corresponding lighting control instructions according to the content status value in the page. </text:span></text:p>
      <text:p text:style-name="P6"><text:span text:style-name="T1"/></text:p>
      <text:p text:style-name="P6"><text:span text:style-name="T1">TCP: </text:span></text:p>
      <text:p text:style-name="P6"><text:span text:style-name="T1">APK receives server tcp command (EXTERNAL(150)), and initiates corresponding lighting control instructions according to the content status value. </text:span></text:p>
      <text:p text:style-name="P3"><text:span text:style-name="T1"/></text:p>
      <text:p text:style-name="P3"><text:span text:style-name="T1">2. Define protocol Define the following protocol for H5 call, TCP communication Control red Control blue Control green Control seven-color mixed flash Control light on Control light off Some reference materials</text:span> </text:p>
      <text:p text:style-name="Standard"/>
      <text:p text:style-name="Standard"/>
      <text:p text:style-name="P7"># 1. Set the color change of the LED light<text:line-break/><text:line-break/>adbcommand("echo w 0x04 &gt; ./sys/devices/platform/led_con_h/zigbee_reset");<text:line-break/><text:line-break/>For example<text:line-break/><text:line-break/>0x04 is used to control red<text:line-break/><text:line-break/>0x05 is used to control blue<text:line-break/><text:line-break/>0x06 is used to control green<text:line-break/><text:line-break/>0x0b is used to control seven-color mixed flash<text:line-break/><text:line-break/>For details, please refer to the following code value table<text:line-break/><text:line-break/>https://www.showdoc.com.cn/server/api/attachment/visitFile?sign=4f6e581db9fb6cebd9cbc9e3457d1672&amp;file=file.png<text:line-break/><text:line-break/></text:p>
      <text:p text:style-name="P8"># 2. Control the brightness of the light:<text:line-break/><text:line-break/>----------------<text:line-break/><text:line-break/>0X00F7AA55<text:line-break/>0X00F7XXXX<text:line-break/><text:line-break/>This is the standard NEC Code value, set the light display function<text:line-break/><text:line-break/>0X66RRGGBB<text:line-break/><text:line-break/>This is the customer-customized RGB function we added later<text:line-break/><text:line-break/>RR is red 0-255<text:line-break/><text:line-break/>GG is green 0-255<text:line-break/><text:line-break/>BB is blue 0-255<text:line-break/><text:line-break/>rk3288:/ # echo w 0x66550055 &gt; ./sys/devices/platform/led_con_h/zigbee_reset<text:line-break/><text:line-break/>echo w 0x66550055 &gt; /sys/devices/platform/led_con_h/zigbee_reset<text:line-break/><text:line-break/>rk3288:/ # echo w 0x66551155 &gt; ./sys/devices/platform/led_con_h/zigbee_reset<text:line-break/><text:line-break/>echo w 0x66551155 &gt; /sys/devices/platform/led_con_h/zigbee_reset</text:p>
      <text:p text:style-name="Standard"/>
      <text:p text:style-name="P1"><text:span text:style-name="T1">Can be operated directly by adb</text:span></text:p>
      <text:p text:style-name="P1"><text:span text:style-name="T1"/></text:p>
      <text:p text:style-name="P1"><text:span text:style-name="T1"/></text:p>
      <text:p text:style-name="P2"><text:span text:style-name="T1">resouces</text:span></text:p>
      <text:p text:style-name="P1"><text:span text:style-name="T1">https://www.showdoc.com.cn/electronictag/1050451409282868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2:20:31.226000000</meta:creation-date>
    <dc:date>2024-06-06T12:52:01.568000000</dc:date>
    <meta:editing-duration>PT7M39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12" meta:word-count="211" meta:character-count="1676" meta:non-whitespace-character-count="1450"/>
  </office:meta>
</office:document-meta>
</file>